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Liberation Serif1" svg:font-family="'Liberation Serif'" style:font-adornments="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ce9a"/>
    </style:style>
    <style:style style:name="P2" style:family="paragraph" style:parent-style-name="Standard">
      <style:paragraph-properties fo:margin-left="0cm" fo:margin-right="0cm" fo:text-indent="1.27cm" style:auto-text-indent="false"/>
    </style:style>
    <style:style style:name="P3" style:family="paragraph" style:parent-style-name="Standard">
      <style:paragraph-properties fo:margin-left="0cm" fo:margin-right="0cm" fo:text-indent="1.27cm" style:auto-text-indent="false"/>
      <style:text-properties officeooo:paragraph-rsid="0011ce9a"/>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2.54cm" fo:margin-right="0cm" fo:text-indent="0cm" style:auto-text-indent="false"/>
    </style:style>
    <style:style style:name="P6" style:family="paragraph" style:parent-style-name="Standard">
      <style:paragraph-properties fo:margin-left="1.905cm" fo:margin-right="0cm" fo:text-indent="0cm" style:auto-text-indent="false"/>
    </style:style>
    <style:style style:name="P7" style:family="paragraph" style:parent-style-name="Standard">
      <style:paragraph-properties fo:margin-left="0.079cm" fo:margin-right="0cm" fo:text-indent="0cm" style:auto-text-indent="false"/>
    </style:style>
    <style:style style:name="P8" style:family="paragraph" style:parent-style-name="Standard_20__28_user_29_">
      <style:text-properties fo:font-size="15pt" style:font-size-asian="15pt" style:font-size-complex="15pt" style:font-weight-complex="bold"/>
    </style:style>
    <style:style style:name="P9" style:family="paragraph" style:parent-style-name="Standard_20__28_user_29_">
      <style:text-properties fo:font-size="15pt" fo:font-weight="bold" style:font-size-asian="15pt" style:font-weight-asian="bold" style:font-size-complex="15pt" style:font-weight-complex="bold"/>
    </style:style>
    <style:style style:name="P10" style:family="paragraph" style:parent-style-name="Standard_20__28_user_29_">
      <style:text-properties fo:font-size="14pt" fo:font-weight="bold" style:font-size-asian="14pt" style:font-weight-asian="bold" style:font-size-complex="14pt"/>
    </style:style>
    <style:style style:name="P11" style:family="paragraph" style:parent-style-name="Standard_20__28_user_29_">
      <style:text-properties fo:font-size="14pt" fo:font-weight="bold" style:font-size-asian="14pt" style:font-weight-asian="bold" style:font-size-complex="14pt" style:font-weight-complex="bold"/>
    </style:style>
    <style:style style:name="P12" style:family="paragraph" style:parent-style-name="Standard_20__28_user_29_">
      <style:text-properties style:font-weight-complex="bold"/>
    </style:style>
    <style:style style:name="P13" style:family="paragraph" style:parent-style-name="Standard_20__28_user_29_">
      <style:text-properties officeooo:paragraph-rsid="0011ce9a"/>
    </style:style>
    <style:style style:name="P14" style:family="paragraph" style:parent-style-name="Preformatted_20_Text" style:list-style-name="L1">
      <style:paragraph-properties fo:margin-top="0cm" fo:margin-bottom="0.499cm" loext:contextual-spacing="false"/>
    </style:style>
    <style:style style:name="P15" style:family="paragraph" style:parent-style-name="Standard">
      <style:paragraph-properties fo:margin-left="1.27cm" fo:margin-right="0cm" fo:text-indent="0cm" style:auto-text-indent="false"/>
      <style:text-properties style:font-name="Liberation Serif" fo:font-size="12pt" style:font-size-asian="12pt" style:font-size-complex="12pt"/>
    </style:style>
    <style:style style:name="P16" style:family="paragraph" style:parent-style-name="Standard">
      <style:paragraph-properties fo:margin-left="2.54cm" fo:margin-right="0cm" fo:text-indent="0cm" style:auto-text-indent="false"/>
      <style:text-properties style:font-name="Liberation Serif" fo:font-size="12pt" style:font-size-asian="12pt" style:font-size-complex="12pt"/>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style:font-name="Liberation Serif" fo:font-size="12pt" fo:font-weight="bold" officeooo:rsid="00148baa" officeooo:paragraph-rsid="00148baa" style:font-size-asian="12pt" style:font-weight-asian="bold" style:font-size-complex="12pt" style:font-weight-complex="bold"/>
    </style:style>
    <style:style style:name="P19" style:family="paragraph" style:parent-style-name="Standard_20__28_user_29_" style:master-page-name="Standard">
      <style:paragraph-properties style:page-number="auto"/>
    </style:style>
    <style:style style:name="P20" style:family="paragraph" style:parent-style-name="Standard_20__28_user_29_">
      <style:text-properties fo:font-size="15pt" fo:font-weight="bold" style:font-size-asian="15pt" style:font-weight-asian="bold" style:font-size-complex="15pt" style:font-weight-complex="bold"/>
    </style:style>
    <style:style style:name="P21" style:family="paragraph" style:parent-style-name="Standard_20__28_user_29_">
      <style:text-properties style:font-weight-complex="bold"/>
    </style:style>
    <style:style style:name="P22" style:family="paragraph" style:parent-style-name="Standard_20__28_user_29_" style:list-style-name="WWNum1">
      <style:text-properties style:font-weight-complex="bold"/>
    </style:style>
    <style:style style:name="P23" style:family="paragraph" style:parent-style-name="Standard_20__28_user_29_">
      <style:text-properties fo:font-size="14pt" fo:font-weight="bold" style:font-size-asian="14pt" style:font-weight-asian="bold" style:font-size-complex="14pt" style:font-weight-complex="bold"/>
    </style:style>
    <style:style style:name="P24" style:family="paragraph" style:parent-style-name="List_20_Paragraph" style:list-style-name="WWNum5">
      <style:text-properties style:font-name="Liberation Serif" fo:font-size="12pt" style:font-size-asian="12pt" style:font-size-complex="12pt"/>
    </style:style>
    <style:style style:name="P25" style:family="paragraph" style:parent-style-name="List_20_Paragraph" style:list-style-name="WWNum3">
      <style:text-properties style:font-name="Liberation Serif" fo:font-size="12pt" style:font-size-asian="12pt" style:font-size-complex="12pt"/>
    </style:style>
    <style:style style:name="P26" style:family="paragraph" style:parent-style-name="List_20_Paragraph" style:list-style-name="WWNum11">
      <style:text-properties style:font-name="Liberation Serif" fo:font-size="12pt" style:font-size-asian="12pt" style:font-size-complex="12pt"/>
    </style:style>
    <style:style style:name="P27" style:family="paragraph" style:parent-style-name="List_20_Paragraph" style:list-style-name="WWNum10">
      <style:text-properties style:font-name="Liberation Serif" fo:font-size="12pt" style:font-size-asian="12pt" style:font-size-complex="12pt"/>
    </style:style>
    <style:style style:name="P28" style:family="paragraph" style:parent-style-name="List_20_Paragraph" style:list-style-name="WWNum4">
      <style:text-properties style:font-name="Liberation Serif" fo:font-size="12pt" style:font-size-asian="12pt" style:font-size-complex="12pt"/>
    </style:style>
    <style:style style:name="P29" style:family="paragraph" style:parent-style-name="List_20_Paragraph" style:list-style-name="WWNum7">
      <style:text-properties style:font-name="Liberation Serif" fo:font-size="12pt" style:font-size-asian="12pt" style:font-size-complex="12pt"/>
    </style:style>
    <style:style style:name="P30" style:family="paragraph" style:parent-style-name="List_20_Paragraph" style:list-style-name="WWNum8">
      <style:text-properties style:font-name="Liberation Serif" fo:font-size="12pt" style:font-size-asian="12pt" style:font-size-complex="12pt"/>
    </style:style>
    <style:style style:name="P31" style:family="paragraph" style:parent-style-name="List_20_Paragraph" style:list-style-name="WWNum12">
      <style:text-properties style:font-name="Liberation Serif" fo:font-size="12pt" style:font-size-asian="12pt" style:font-size-complex="12pt"/>
    </style:style>
    <style:style style:name="P32" style:family="paragraph" style:parent-style-name="List_20_Paragraph" style:list-style-name="WWNum17">
      <style:text-properties style:font-name="Liberation Serif" fo:font-size="12pt" officeooo:paragraph-rsid="0012ac5e" style:font-size-asian="12pt" style:font-size-complex="12pt"/>
    </style:style>
    <style:style style:name="P33" style:family="paragraph" style:parent-style-name="List_20_Paragraph">
      <style:text-properties style:font-name="Liberation Serif" fo:font-size="12pt" fo:font-weight="bold" style:font-size-asian="12pt" style:font-weight-asian="bold" style:font-size-complex="12pt"/>
    </style:style>
    <style:style style:name="P34" style:family="paragraph" style:parent-style-name="List_20_Paragraph" style:list-style-name="WWNum4">
      <style:text-properties style:font-name="Liberation Serif" fo:font-size="12pt" fo:font-weight="bold" style:font-size-asian="12pt" style:font-weight-asian="bold" style:font-size-complex="12pt"/>
    </style:style>
    <style:style style:name="P35" style:family="paragraph" style:parent-style-name="List_20_Paragraph" style:list-style-name="WWNum8">
      <style:text-properties style:font-name="Liberation Serif" fo:font-size="12pt" fo:font-weight="bold" style:font-size-asian="12pt" style:font-weight-asian="bold" style:font-size-complex="12pt"/>
    </style:style>
    <style:style style:name="P36" style:family="paragraph" style:parent-style-name="List_20_Paragraph" style:list-style-name="WWNum15">
      <style:text-properties style:font-name="Liberation Serif" fo:font-size="12pt" fo:font-weight="bold" style:font-size-asian="12pt" style:font-weight-asian="bold" style:font-size-complex="12pt"/>
    </style:style>
    <style:style style:name="P37" style:family="paragraph" style:parent-style-name="List_20_Paragraph" style:list-style-name="WWNum7"/>
    <style:style style:name="P38" style:family="paragraph" style:parent-style-name="List_20_Paragraph" style:list-style-name="WWNum12"/>
    <style:style style:name="P39" style:family="paragraph" style:parent-style-name="List_20_Paragraph" style:list-style-name="WWNum15"/>
    <style:style style:name="P40" style:family="paragraph" style:parent-style-name="List_20_Paragraph" style:list-style-name="WWNum17">
      <style:text-properties officeooo:paragraph-rsid="0012ac5e"/>
    </style:style>
    <style:style style:name="P41" style:family="paragraph" style:parent-style-name="List_20_Paragraph" style:list-style-name="WWNum4">
      <style:paragraph-properties fo:margin-left="3.175cm" fo:margin-right="0cm" fo:text-indent="-0.635cm" style:auto-text-indent="false"/>
      <style:text-properties style:font-name="Liberation Serif" fo:font-size="12pt" fo:font-weight="bold" style:font-size-asian="12pt" style:font-weight-asian="bold" style:font-size-complex="12pt"/>
    </style:style>
    <style:style style:name="P42" style:family="paragraph" style:parent-style-name="List_20_Paragraph">
      <style:paragraph-properties fo:margin-left="0cm" fo:margin-right="0cm" fo:text-indent="0cm" style:auto-text-indent="false"/>
      <style:text-properties officeooo:rsid="00148baa" officeooo:paragraph-rsid="00148baa"/>
    </style:style>
    <style:style style:name="P43" style:family="paragraph" style:parent-style-name="List_20_Paragraph">
      <style:paragraph-properties fo:margin-left="0cm" fo:margin-right="0cm" fo:text-indent="0cm" style:auto-text-indent="false"/>
      <style:text-properties style:font-name="Liberation Serif" fo:font-size="12pt" fo:font-weight="normal" officeooo:rsid="00148baa" officeooo:paragraph-rsid="00148baa" style:font-size-asian="12pt" style:font-weight-asian="normal" style:font-size-complex="12pt" style:font-weight-complex="normal"/>
    </style:style>
    <style:style style:name="P44" style:family="paragraph" style:parent-style-name="Text_20_body" style:list-style-name="L1">
      <style:text-properties style:font-name="Liberation Serif" fo:font-size="12pt" style:font-size-asian="12pt" style:font-size-complex="12pt"/>
    </style:style>
    <style:style style:name="P45" style:family="paragraph" style:parent-style-name="Text_20_body" style:list-style-name="L1">
      <style:paragraph-properties fo:margin-top="0cm" fo:margin-bottom="0cm" loext:contextual-spacing="false"/>
    </style:style>
    <style:style style:name="P46" style:family="paragraph" style:parent-style-name="Text_20_body" style:list-style-name="L1">
      <style:paragraph-properties fo:margin-top="0cm" fo:margin-bottom="0cm" loext:contextual-spacing="false"/>
      <style:text-properties style:font-name="Liberation Serif" fo:font-size="12pt" style:font-size-asian="12pt" style:font-size-complex="12pt"/>
    </style:style>
    <style:style style:name="P47" style:family="paragraph" style:parent-style-name="Text_20_body">
      <style:paragraph-properties fo:margin-left="0cm" fo:margin-right="0cm" fo:text-indent="0cm" style:auto-text-indent="false"/>
      <style:text-properties officeooo:rsid="00148baa" officeooo:paragraph-rsid="00148baa"/>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11ce9a" style:font-size-asian="15pt" style:font-weight-asian="bold" style:font-size-complex="15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1ce9a" style:font-size-asian="14pt" style:font-weight-asian="bold" style:font-size-complex="14pt" style:font-weight-complex="bold"/>
    </style:style>
    <style:style style:name="T5" style:family="text">
      <style:text-properties style:font-weight-complex="bold"/>
    </style:style>
    <style:style style:name="T6" style:family="text">
      <style:text-properties officeooo:rsid="0011ce9a" style:font-weight-complex="bold"/>
    </style:style>
    <style:style style:name="T7" style:family="text">
      <style:text-properties style:font-name="Liberation Serif"/>
    </style:style>
    <style:style style:name="T8" style:family="text">
      <style:text-properties style:font-name="Liberation Serif" fo:font-size="14pt" fo:font-weight="bold" style:font-size-asian="14pt" style:font-weight-asian="bold" style:font-size-complex="14pt"/>
    </style:style>
    <style:style style:name="T9" style:family="text">
      <style:text-properties style:font-name="Liberation Serif" fo:font-size="14pt" fo:font-weight="bold" officeooo:rsid="0011ce9a" style:font-size-asian="14pt" style:font-weight-asian="bold" style:font-size-complex="14pt"/>
    </style:style>
    <style:style style:name="T10" style:family="text">
      <style:text-properties style:font-name="Liberation Serif" fo:font-size="14pt" fo:font-weight="bold" officeooo:rsid="0012ac5e" style:font-size-asian="14pt" style:font-weight-asian="bold" style:font-size-complex="14pt"/>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11ce9a" style:font-size-asian="12pt" style:font-size-complex="12pt"/>
    </style:style>
    <style:style style:name="T13" style:family="text">
      <style:text-properties style:font-name="Liberation Serif" fo:font-size="12pt" officeooo:rsid="0012ac5e" style:font-size-asian="12pt" style:font-size-complex="12pt"/>
    </style:style>
    <style:style style:name="T14" style:family="text">
      <style:text-properties style:font-name="Liberation Serif" fo:font-size="12pt" fo:font-weight="bold" style:font-size-asian="12pt" style:font-weight-asian="bold" style:font-size-complex="12pt"/>
    </style:style>
    <style:style style:name="T15" style:family="text">
      <style:text-properties officeooo:rsid="00148baa"/>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48baa" style:font-size-asian="12pt" style:font-size-complex="12pt"/>
    </style:style>
    <style:style style:name="T19" style:family="text">
      <style:text-properties style:font-name="Liberation Serif" fo:font-size="12pt" fo:font-weight="bold" style:font-size-asian="12pt" style:font-weight-asian="bold" style:font-size-complex="12pt" style:font-weight-complex="bold"/>
    </style:style>
    <style:style style:name="T20" style:family="text">
      <style:text-properties style:font-name="Liberation Serif"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Chapter X <text:s text:c="2"/></text:span><text:span text:style-name="T2">Basics of Developing a <text:s/>XBlock</text:span></text:p>
      <text:p text:style-name="P8"/>
      <text:p text:style-name="Standard_20__28_user_29_"><text:span text:style-name="T3">X.1</text:span><text:span text:style-name="T5"> </text:span><text:span text:style-name="T4">Introduction</text:span></text:p>
      <text:p text:style-name="P11"/>
      <text:p text:style-name="Standard_20__28_user_29_">XBlock is a way to create rich engaging courses. XBlock is a component architecture of edX, and a course can be builds from the different Blocks as pieces. On the other hand, XBlock will offer an APIs and structure for other modules in the edX to comunicate with the course content since all other web applications in a online ecosystem needs to access the course content.</text:p>
      <text:p text:style-name="Standard_20__28_user_29_"/>
      <text:p text:style-name="Standard_20__28_user_29_">XBlock is the software development kit for edX-MOOC and it is written in python2. XBlock generally contains few python classes which create a small web application. So, to create new xblocks, a new module called xblock-sdk has been open sorurced. Creating a new xblock means creating a simple python installable python package with a class derived from the XBlock.</text:p>
      <text:p text:style-name="Standard_20__28_user_29_"/>
      <text:p text:style-name="Standard_20__28_user_29_"/>
      <text:p text:style-name="P10"/>
      <text:p text:style-name="Standard_20__28_user_29_"><text:span text:style-name="T3">X.2</text:span><text:span text:style-name="T5"> </text:span><text:span text:style-name="T3">XBlock API and Runtimes</text:span></text:p>
      <text:p text:style-name="P12"/>
      <text:p text:style-name="P13"><text:span text:style-name="T5">Any web application can be an XBlock runtime by implementing the XBlock API. Note that the XBlock API is not a RESTful API. XBlock runtimes can compose web pages out of XBlocks that were developed by programmers who do not need to know anything about the other </text:span><text:span text:style-name="T6">components that a web page might be using or displaying.</text:span></text:p>
      <text:p text:style-name="P8"/>
      <text:p text:style-name="P9"/>
      <text:p text:style-name="P9">X.3. XBlocks for Developers</text:p>
      <text:p text:style-name="P9"/>
      <text:p text:style-name="P12">Developers can select from functionality developed by the Open edX community by installing an XBlock on their instance of Open edX. Developers can integrate new or propriety functionality for use in XBlock runtimes by developing a new XBlock using the supported XBlock API.</text:p>
      <text:p text:style-name="P12"/>
      <text:p text:style-name="P12">XBlocks are like miniature web applications: they maintain state in a storage layer, render themselves through views, and process user actions through handlers. XBlocks differ from web applications in that they render only a small piece of a complete web page. Like HTML &lt;div&gt; tags, XBlocks can represent components as small as a paragraph of text, a video, or a multiple choice input field, or as large as a section, a chapter, or an entire course.</text:p>
      <text:p text:style-name="P12"/>
      <text:p text:style-name="P11"/>
      <text:p text:style-name="Standard_20__28_user_29_"><text:span text:style-name="T3">X.</text:span><text:span text:style-name="T4">4</text:span><text:span text:style-name="T3"> Criteria</text:span></text:p>
      <text:p text:style-name="P12"/>
      <text:p text:style-name="Standard_20__28_user_29_"><text:span text:style-name="T6">One</text:span><text:span text:style-name="T5"> must design your XBlock to meet two criteria:-</text:span></text:p>
      <text:p text:style-name="P12"/>
      <text:list xml:id="list4163500708" text:style-name="WWNum1">
        <text:list-item>
          <text:p text:style-name="P22">The XBlock must be independent of other XBlocks. Course teams must be able to use the XBlock without using other Xblocks.</text:p>
          <text:p text:style-name="P22"/>
        </text:list-item>
        <text:list-item>
          <text:p text:style-name="P22">The XBlock must work together with other XBlocks. Course teams must be able to combine different XBlocks in flexible ways.</text:p>
        </text:list-item>
      </text:list>
      <text:p text:style-name="Standard"/>
      <text:p text:style-name="P1"><text:soft-page-break/><text:span text:style-name="T8">X.</text:span><text:span text:style-name="T9">5</text:span><text:span text:style-name="T8">. Build an XBlock</text:span></text:p>
      <text:p text:style-name="Standard"><text:span text:style-name="T8">X.</text:span><text:span text:style-name="T9">5</text:span><text:span text:style-name="T8">.1. Install XBlock Prerequisites</text:span></text:p>
      <text:p text:style-name="Standard"><text:span text:style-name="T11">To build an XBlock, </text:span><text:span text:style-name="T12">we</text:span><text:span text:style-name="T11"> must have the following tools on </text:span><text:span text:style-name="T12">our</text:span><text:span text:style-name="T11"> computer.</text:span></text:p>
      <text:list xml:id="list2259539021" text:style-name="WWNum5">
        <text:list-item>
          <text:p text:style-name="P24">Python 2.7</text:p>
        </text:list-item>
        <text:list-item>
          <text:p text:style-name="P24">Git</text:p>
        </text:list-item>
        <text:list-item>
          <text:p text:style-name="P24">A Virtual Environment</text:p>
        </text:list-item>
      </text:list>
      <text:p text:style-name="P2"><text:span text:style-name="T8">X.</text:span><text:span text:style-name="T9">5</text:span><text:span text:style-name="T8">.1.1. Python 2.7</text:span></text:p>
      <text:p text:style-name="P4"><text:span text:style-name="T11">To run the a virtual environment and the XBlock SDK, and to build an XBlock, </text:span><text:span text:style-name="T12">we</text:span><text:span text:style-name="T11"> must have Python 2.7 installed on our computer.</text:span></text:p>
      <text:p text:style-name="P4"><text:span text:style-name="T8">X.</text:span><text:span text:style-name="T9">5</text:span><text:span text:style-name="T8">.1.2. Git</text:span></text:p>
      <text:p text:style-name="P4"><text:span text:style-name="T11">EdX repositories, including XBlock and the XBlock SDK, are stored on GitHub. To build </text:span><text:span text:style-name="T12">our</text:span><text:span text:style-name="T11"> own XBlock, and to deploy it later, </text:span><text:span text:style-name="T12">we</text:span><text:span text:style-name="T11"> must use Git for source control.</text:span></text:p>
      <text:p text:style-name="P4"><text:span text:style-name="T8">X.</text:span><text:span text:style-name="T9">5</text:span><text:span text:style-name="T8">.1.3. A Virtual Environment</text:span></text:p>
      <text:p text:style-name="P4"><text:span text:style-name="T11">It is recommended that </text:span><text:span text:style-name="T12">we</text:span><text:span text:style-name="T11"> develop </text:span><text:span text:style-name="T12">our</text:span><text:span text:style-name="T11"> XBlock using a Python virtual environment. A virtual environment is a tool to keep the dependencies required by different projects in separate places. With a virtual environment </text:span><text:span text:style-name="T12">we</text:span><text:span text:style-name="T11"> can manage the requirements of </text:span><text:span text:style-name="T12">our</text:span><text:span text:style-name="T11"> XBlock in a separate location so they do not conflict with requirements of other Python applications </text:span><text:span text:style-name="T12">we</text:span><text:span text:style-name="T11"> might need.</text:span></text:p>
      <text:p text:style-name="Standard"><text:span text:style-name="T8">X.</text:span><text:span text:style-name="T9">5</text:span><text:span text:style-name="T8">.2. Set Up the XBlock Software Development Kit</text:span></text:p>
      <text:p text:style-name="Standard"><text:span text:style-name="T11">After installing all prerequisites, </text:span><text:span text:style-name="T12">we</text:span><text:span text:style-name="T11"> are ready to set up the XBlock SDK in a virtual environment. To do this, </text:span><text:span text:style-name="T12">we must </text:span><text:span text:style-name="T11">complete the following steps.</text:span></text:p>
      <text:list xml:id="list3762636404" text:style-name="WWNum3">
        <text:list-item>
          <text:p text:style-name="P25">Create a Directory for XBlock Work</text:p>
        </text:list-item>
        <text:list-item>
          <text:p text:style-name="P25">Create and Activate the Virtual Environment</text:p>
        </text:list-item>
        <text:list-item>
          <text:p text:style-name="P25">Clone the XBlock Software Development Kit</text:p>
        </text:list-item>
      </text:list>
      <text:p text:style-name="P4"><text:span text:style-name="T8">X.</text:span><text:span text:style-name="T9">5</text:span><text:span text:style-name="T8">.2.1. Create a Directory for XBlock Work</text:span></text:p>
      <text:p text:style-name="P4"><text:span text:style-name="T11">It is recommended that </text:span><text:span text:style-name="T12">we</text:span><text:span text:style-name="T11"> create a directory in <text:s/>to store all </text:span><text:span text:style-name="T12">our</text:span><text:span text:style-name="T11"> XBlock work, including a virtual environment, the XBlock SDK, and the XBlocks </text:span><text:span text:style-name="T12">we</text:span><text:span text:style-name="T11"> develop.</text:span></text:p>
      <text:list xml:id="list2942062346" text:style-name="WWNum11">
        <text:list-item>
          <text:p text:style-name="P26">At the command prompt, run the following command to create the directory.</text:p>
        </text:list-item>
      </text:list>
      <text:list xml:id="list1826228502" text:style-name="WWNum4">
        <text:list-header>
          <text:p text:style-name="P41">$ mkdir xblock_development</text:p>
        </text:list-header>
      </text:list>
      <text:list xml:id="list222027653805819" text:continue-list="list2942062346" text:style-name="WWNum11">
        <text:list-item>
          <text:p text:style-name="P26">Change directories to the xblock_development directory.</text:p>
        </text:list-item>
      </text:list>
      <text:list xml:id="list222029090763542" text:continue-list="list1826228502" text:style-name="WWNum4">
        <text:list-header>
          <text:p text:style-name="P41">$ cd xblock_development</text:p>
        </text:list-header>
      </text:list>
      <text:p text:style-name="P3"><text:span text:style-name="T11">The rest of </text:span><text:span text:style-name="T12">our</text:span><text:span text:style-name="T11"> work will be from this directory.</text:span></text:p>
      <text:p text:style-name="P4"><text:soft-page-break/><text:span text:style-name="T8">X.</text:span><text:span text:style-name="T9">5</text:span><text:span text:style-name="T8">.2.2. Create and Activate the Virtual Environment</text:span></text:p>
      <text:p text:style-name="P4"><text:span text:style-name="T12">We</text:span><text:span text:style-name="T11"> must have a virtual environment tool installed on </text:span><text:span text:style-name="T12">our</text:span><text:span text:style-name="T11"> computer. Then create the virtual environment in your xblock_development directory.</text:span></text:p>
      <text:list xml:id="list3884180999" text:style-name="WWNum10">
        <text:list-item>
          <text:p text:style-name="P27">At the command prompt in xblock_development, run the following command to create the virtual environment.</text:p>
        </text:list-item>
      </text:list>
      <text:list xml:id="list222029137735844" text:continue-list="list222029090763542" text:style-name="WWNum4">
        <text:list-item>
          <text:list>
            <text:list-item>
              <text:list>
                <text:list-header>
                  <text:p text:style-name="P34">$ virtualenv venv</text:p>
                </text:list-header>
              </text:list>
            </text:list-item>
          </text:list>
        </text:list-item>
      </text:list>
      <text:list xml:id="list222027346055864" text:continue-list="list3884180999" text:style-name="WWNum10">
        <text:list-item>
          <text:p text:style-name="P27">Run the following command to activate the virtual environment.</text:p>
        </text:list-item>
      </text:list>
      <text:list xml:id="list222028945805261" text:continue-list="list222029137735844" text:style-name="WWNum4">
        <text:list-item>
          <text:list>
            <text:list-item>
              <text:list>
                <text:list-header>
                  <text:p text:style-name="P34">$ source venv/bin/activate</text:p>
                </text:list-header>
              </text:list>
            </text:list-item>
          </text:list>
        </text:list-item>
      </text:list>
      <text:list xml:id="list222028294054203" text:continue-list="list222027346055864" text:style-name="WWNum10">
        <text:list-item>
          <text:p text:style-name="P27">When the virtual environment is activated, the command prompt shows the name of the virtual directory in parentheses.</text:p>
        </text:list-item>
      </text:list>
      <text:list xml:id="list222029339318172" text:continue-list="list222028945805261" text:style-name="WWNum4">
        <text:list-item>
          <text:list>
            <text:list-item>
              <text:list>
                <text:list-header>
                  <text:p text:style-name="P34">(venv) $</text:p>
                </text:list-header>
              </text:list>
            </text:list-item>
          </text:list>
        </text:list-item>
      </text:list>
      <text:p text:style-name="P4"><text:span text:style-name="T8">X.</text:span><text:span text:style-name="T9">5</text:span><text:span text:style-name="T8">.2.3. Clone the XBlock Software Development Kit</text:span></text:p>
      <text:p text:style-name="P4"><text:span text:style-name="T11">The XBlock SDK is a Python application </text:span><text:span text:style-name="T13">that helps us b</text:span><text:span text:style-name="T11">uild new XBlocks. The XBlock SDK contains three main components:</text:span></text:p>
      <text:list xml:id="list222027831470966" text:continue-numbering="true" text:style-name="WWNum4">
        <text:list-item>
          <text:p text:style-name="P28">An XBlock creation tool that builds the skeleton of a new XBlock.</text:p>
        </text:list-item>
        <text:list-item>
          <text:p text:style-name="P28">An XBlock runtime for viewing and testing your XBlocks during development.</text:p>
        </text:list-item>
        <text:list-item>
          <text:p text:style-name="P28">Sample XBlocks that you can use as the starting point for new XBlocks, and for your <text:s text:c="3"/>own learning.</text:p>
        </text:list-item>
      </text:list>
      <text:p text:style-name="P4"><text:span text:style-name="T11">After </text:span><text:span text:style-name="T13">we</text:span><text:span text:style-name="T11"> create and activate the virtual environment, </text:span><text:span text:style-name="T13">we must</text:span><text:span text:style-name="T11"> clone the XBlock SDK and install its requirements. To do this, complete the following steps at a command prompt.</text:span></text:p>
      <text:list xml:id="list3342544853" text:style-name="WWNum7">
        <text:list-item>
          <text:p text:style-name="P29">In the xblock_development directory, run the following command to clone the XBlock SDK repository from GitHub.</text:p>
        </text:list-item>
      </text:list>
      <text:list xml:id="list2288780783" text:style-name="WWNum8">
        <text:list-header>
          <text:p text:style-name="P35">(venv) $ git clone https://github.com/edx/xblock-sdk.git</text:p>
        </text:list-header>
      </text:list>
      <text:list xml:id="list222027497475804" text:continue-list="list3342544853" text:style-name="WWNum7">
        <text:list-item>
          <text:p text:style-name="P29">Run the following command to change to the xblock-sdk directory.</text:p>
        </text:list-item>
      </text:list>
      <text:list xml:id="list222028484733432" text:continue-list="list2288780783" text:style-name="WWNum8">
        <text:list-header>
          <text:p text:style-name="P35">(venv) $ cd xblock-sdk</text:p>
        </text:list-header>
      </text:list>
      <text:list xml:id="list222027754728844" text:continue-list="list222027497475804" text:style-name="WWNum7">
        <text:list-item>
          <text:p text:style-name="P29">Run the following command to install the XBlock SDK requirements.</text:p>
        </text:list-item>
      </text:list>
      <text:list xml:id="list222029183216173" text:continue-list="list222028484733432" text:style-name="WWNum8">
        <text:list-header>
          <text:p text:style-name="P35">(venv) $ pip install -r requirements/base.txt</text:p>
        </text:list-header>
      </text:list>
      <text:list xml:id="list222027804568191" text:continue-list="list222027754728844" text:style-name="WWNum7">
        <text:list-item>
          <text:p text:style-name="P37"><text:span text:style-name="T11">Run the following command to return to the xblock_development directory, where </text:span><text:span text:style-name="T13">we</text:span><text:span text:style-name="T11"> will perform the rest of </text:span><text:span text:style-name="T13">our</text:span><text:span text:style-name="T11"> work.</text:span></text:p>
        </text:list-item>
      </text:list>
      <text:list xml:id="list222028927112891" text:continue-list="list222029183216173" text:style-name="WWNum8">
        <text:list-header>
          <text:p text:style-name="P35">(venv) $ cd ..</text:p>
        </text:list-header>
      </text:list>
      <text:p text:style-name="P4"><text:span text:style-name="T11">When the requirements are installed, </text:span><text:span text:style-name="T13">we</text:span><text:span text:style-name="T11"> are in the </text:span><text:span text:style-name="T14">xblock_development</text:span><text:span text:style-name="T11"> directory, which contains the </text:span><text:span text:style-name="T14">venv</text:span><text:span text:style-name="T11"> and </text:span><text:span text:style-name="T14">xblock-sdk</text:span><text:span text:style-name="T11"> subdirectories. </text:span><text:span text:style-name="T13">We</text:span><text:span text:style-name="T11"> can now create </text:span><text:span text:style-name="T13">our </text:span><text:span text:style-name="T11">Xblock.</text:span></text:p>
      <text:p text:style-name="P15"/>
      <text:p text:style-name="P15"/>
      <text:p text:style-name="P15"/>
      <text:p text:style-name="Standard"><text:soft-page-break/><text:span text:style-name="T8">X.</text:span><text:span text:style-name="T9">5</text:span><text:span text:style-name="T8">.3. Create </text:span><text:span text:style-name="T10">a</text:span><text:span text:style-name="T8"> </text:span><text:span text:style-name="T10">new</text:span><text:span text:style-name="T8"> XBlock</text:span></text:p>
      <text:p text:style-name="Standard"><text:span text:style-name="T11">Before </text:span><text:span text:style-name="T13">we</text:span><text:span text:style-name="T11"> continue, make sure that you have set up the XBlock SDK. </text:span><text:span text:style-name="T13">We</text:span><text:span text:style-name="T11"> then create the XBlock and deploy it in the XBlock SDK.</text:span></text:p>
      <text:list xml:id="list222027395817288" text:continue-numbering="true" text:style-name="WWNum8">
        <text:list-item>
          <text:p text:style-name="P30">Create an XBlock</text:p>
        </text:list-item>
        <text:list-item>
          <text:p text:style-name="P30">Install the XBlock</text:p>
        </text:list-item>
        <text:list-item>
          <text:p text:style-name="P30">Create the SQLite Database</text:p>
        </text:list-item>
        <text:list-item>
          <text:p text:style-name="P30">Run the XBlock SDK Server</text:p>
        </text:list-item>
      </text:list>
      <text:p text:style-name="P5"><text:span text:style-name="T8">X.</text:span><text:span text:style-name="T9">5</text:span><text:span text:style-name="T8">.3.1. Create an XBlock</text:span></text:p>
      <text:p text:style-name="P5"><text:span text:style-name="T13">We</text:span><text:span text:style-name="T11"> use the XBlock SDK to create skeleton files for an XBlock. To do this, follow these steps at a command prompt.</text:span></text:p>
      <text:list xml:id="list4275345123" text:style-name="WWNum12">
        <text:list-item>
          <text:p text:style-name="P38"><text:span text:style-name="T11">Change to the </text:span><text:span text:style-name="T14">xblock_development</text:span><text:span text:style-name="T11"> directory, which contains the </text:span><text:span text:style-name="T14">venv</text:span><text:span text:style-name="T11"> and </text:span><text:span text:style-name="T14">xblock-sdk</text:span><text:span text:style-name="T11"> subdirectories.</text:span></text:p>
        </text:list-item>
        <text:list-item>
          <text:p text:style-name="P31">Run the following command to create the skeleton files for the XBlock.</text:p>
        </text:list-item>
      </text:list>
      <text:list xml:id="list460022455" text:style-name="WWNum15">
        <text:list-header>
          <text:p text:style-name="P36">(venv) $ xblock-sdk/bin/workbench-make-xblock</text:p>
        </text:list-header>
      </text:list>
      <text:list xml:id="list222028653982632" text:continue-list="list4275345123" text:style-name="WWNum12">
        <text:list-item>
          <text:p text:style-name="P31">At the command prompt, enter the Short Name you selected for your XBlock.</text:p>
        </text:list-item>
      </text:list>
      <text:list xml:id="list222028455715129" text:continue-list="list460022455" text:style-name="WWNum15">
        <text:list-header>
          <text:p text:style-name="P36">$ Short name: myxblock</text:p>
        </text:list-header>
      </text:list>
      <text:list xml:id="list222029289959144" text:continue-list="list222028653982632" text:style-name="WWNum12">
        <text:list-item>
          <text:p text:style-name="P31">At the command prompt, enter the Class name you selected for your XBlock.</text:p>
        </text:list-item>
      </text:list>
      <text:list xml:id="list222027863752273" text:continue-list="list222028455715129" text:style-name="WWNum15">
        <text:list-header>
          <text:p text:style-name="P36">$ Class name: MyXBlock</text:p>
        </text:list-header>
      </text:list>
      <text:p text:style-name="P5"><text:span text:style-name="T11">The skeleton files for the XBlock are created in the </text:span><text:span text:style-name="T14">myxblock</text:span><text:span text:style-name="T11"> directory</text:span></text:p>
      <text:p text:style-name="P5"><text:span text:style-name="T8">X.</text:span><text:span text:style-name="T9">5</text:span><text:span text:style-name="T8">.3.2. Install the XBlock</text:span></text:p>
      <text:p text:style-name="P5"><text:span text:style-name="T11">After </text:span><text:span text:style-name="T13">we</text:span><text:span text:style-name="T11"> create the XBlock, </text:span><text:span text:style-name="T13">we can</text:span><text:span text:style-name="T11"> install it in the XBlock SDK.</text:span></text:p>
      <text:p text:style-name="P5"><text:span text:style-name="T11">In the </text:span><text:span text:style-name="T14">xblock_development</text:span><text:span text:style-name="T11"> directory,</text:span><text:span text:style-name="T13">we can</text:span><text:span text:style-name="T11"> use </text:span><text:span text:style-name="T14">pip</text:span><text:span text:style-name="T11"> to install our XBlock.</text:span></text:p>
      <text:list xml:id="list222027803440398" text:continue-numbering="true" text:style-name="WWNum15">
        <text:list-header>
          <text:p text:style-name="P36">(venv) $ pip install -e myxblock</text:p>
        </text:list-header>
      </text:list>
      <text:p text:style-name="P5"><text:span text:style-name="T13">We</text:span><text:span text:style-name="T11"> can then test </text:span><text:span text:style-name="T13">our</text:span><text:span text:style-name="T11"> XBlock in the </text:span><text:span text:style-name="T14">XBlock SDK</text:span><text:span text:style-name="T11">.</text:span></text:p>
      <text:p text:style-name="P5"><text:span text:style-name="T8">X.</text:span><text:span text:style-name="T9">5</text:span><text:span text:style-name="T8">.3.4. Run the XBlock SDK Server</text:span></text:p>
      <text:p text:style-name="P5"><text:span text:style-name="T11">To see the web interface of the XBlock SDK, </text:span><text:span text:style-name="T13">we</text:span><text:span text:style-name="T11"> must run the SDK server.</text:span></text:p>
      <text:p text:style-name="P6"><text:span text:style-name="T11"><text:s/>In the </text:span><text:span text:style-name="T14">xblock_development</text:span><text:span text:style-name="T11"> directory, </text:span><text:span text:style-name="T13">we can </text:span><text:span text:style-name="T11">run the following command to start <text:s text:c="2"/>the server.</text:span></text:p>
      <text:list xml:id="list222027592756285" text:continue-numbering="true" text:style-name="WWNum15">
        <text:list-header>
          <text:p text:style-name="P39"><text:span text:style-name="T11">(</text:span><text:span text:style-name="T14">venv) $ python xblock-sdk/manage.py runserver</text:span></text:p>
        </text:list-header>
      </text:list>
      <text:p text:style-name="P33"/>
      <text:p text:style-name="P33"/>
      <text:p text:style-name="P33"/>
      <text:p text:style-name="P5"><text:soft-page-break/><text:span text:style-name="T8">X.</text:span><text:span text:style-name="T9">5</text:span><text:span text:style-name="T8">.3.5. Get Help for the XBlock SDK Server</text:span></text:p>
      <text:p text:style-name="P5"><text:span text:style-name="T11">To get help for </text:span><text:span text:style-name="T14">the XBlock SDK runserver</text:span><text:span text:style-name="T11"> command, </text:span><text:span text:style-name="T13">we can </text:span><text:span text:style-name="T11">run the following command.</text:span></text:p>
      <text:list xml:id="list222029270077661" text:continue-numbering="true" text:style-name="WWNum15">
        <text:list-header>
          <text:p text:style-name="P36">(venv) $ python xblock-sdk/manage.py help</text:p>
        </text:list-header>
      </text:list>
      <text:p text:style-name="P16">The command window lists and describes the available commands.</text:p>
      <text:p text:style-name="Standard"/>
      <text:p text:style-name="Standard"><text:span text:style-name="T8">X.</text:span><text:span text:style-name="T9">6</text:span><text:span text:style-name="T8">. Customising Xblock</text:span></text:p>
      <text:list xml:id="list2154159768" text:style-name="WWNum17">
        <text:list-item>
          <text:p text:style-name="P40"><text:span text:style-name="T14">Define Fields</text:span><text:span text:style-name="T11">: </text:span></text:p>
          <text:p text:style-name="P32">The first step in this process is defining field, so, the data of these field types will be stored by the xblock. </text:p>
          <text:p text:style-name="P32"/>
        </text:list-item>
        <text:list-item>
          <text:p text:style-name="P40"><text:span text:style-name="T11"><text:s/></text:span><text:span text:style-name="T14">Define Views</text:span><text:span text:style-name="T11">: </text:span></text:p>
          <text:p text:style-name="P40"><text:span text:style-name="T11">The Views are needed to create HTML pages to display blocks in the course page. It is simple to render html pages but its difficult to show what </text:span><text:span text:style-name="T13">we</text:span><text:span text:style-name="T11"> want on the course page. The view also takes the help of CSS and JavaScript to help the html pages. </text:span></text:p>
          <text:p text:style-name="P32"/>
        </text:list-item>
        <text:list-item>
          <text:p text:style-name="P40"><text:span text:style-name="T11"><text:s/></text:span><text:span text:style-name="T14">Define Handlers</text:span><text:span text:style-name="T11">: </text:span></text:p>
          <text:p text:style-name="P32">When course web pages are interactive, we will get events from the Javascript to handle. So, handler is a function to respond to a specific URL. Here we can use the URL to comumicate with the server too.</text:p>
        </text:list-item>
      </text:list>
      <text:p text:style-name="P7"><text:span text:style-name="T8">X.</text:span><text:span text:style-name="T9">7.</text:span><text:span text:style-name="T8"> Testing And Installing Created Xblock</text:span></text:p>
      <text:p text:style-name="P18">X.7.1 For Workbench</text:p>
      <text:p text:style-name="P17">We can test a xblock, while running with edX or workbench. Install the xblock using following commands and start as a local server, and open the browser to find the link for new xblock </text:p>
      <text:list xml:id="list222028214508131" text:continue-list="list222029289959144" text:style-name="WWNum12">
        <text:list-item>
          <text:list>
            <text:list-item>
              <text:p text:style-name="P31">go to the root directory of new created xblock. </text:p>
            </text:list-item>
            <text:list-item>
              <text:p text:style-name="P31">pip install -e name of xblock </text:p>
            </text:list-item>
            <text:list-item>
              <text:p text:style-name="P38"><text:span text:style-name="T11">run the </text:span><text:span text:style-name="T14">workbench</text:span><text:span text:style-name="T11"> as a local server using command </text:span><text:span text:style-name="T14">python manage.py runserver</text:span></text:p>
            </text:list-item>
          </text:list>
        </text:list-item>
      </text:list>
      <text:p text:style-name="List_20_Paragraph"><text:span text:style-name="T14"/></text:p>
      <text:p text:style-name="P42"><text:span text:style-name="T14">X.7.2 For Open edX instance</text:span></text:p>
      <text:p text:style-name="P47"><text:span text:style-name="T20">Clone the repository on our local machine. Testing this first on devstack is always recommended </text:span></text:p>
      <text:list xml:id="list2761055450" text:style-name="L1">
        <text:list-item>
          <text:p text:style-name="P44">Enter the shell of your devstack and execute : </text:p>
          <text:p text:style-name="P14"><text:span text:style-name="Source_20_Text"><text:span text:style-name="T19">sudo -u edxapp /edx/bin/pip.edxapp install /path/to/cloned/directory</text:span></text:span></text:p>
          <text:p text:style-name="P45"><text:soft-page-break/><text:span text:style-name="T11">Note: You need to point pip to the directory containing </text:span><text:span text:style-name="Source_20_Text"><text:span text:style-name="T19">setup.py</text:span></text:span><text:span text:style-name="T11"> of </text:span><text:span text:style-name="T18">our</text:span><text:span text:style-name="T11"> project. For example: If </text:span><text:span text:style-name="T18">we</text:span><text:span text:style-name="T11"> cloned this repo in directory called </text:span><text:span text:style-name="Source_20_Text"><text:span text:style-name="T19">/home/edx/advhtmlxblock</text:span></text:span><text:span text:style-name="T11"> and </text:span><text:span text:style-name="Source_20_Text"><text:span text:style-name="T19">/home/edx/advhtmlxblock/setup.py</text:span></text:span><text:span text:style-name="T11"> is present then </text:span><text:span text:style-name="Source_20_Text"><text:span text:style-name="T11">/home/edx/advhtmlxblock</text:span></text:span><text:span text:style-name="T11"> is your required path </text:span></text:p>
          <text:p text:style-name="P45"><text:span text:style-name="T11"/></text:p>
        </text:list-item>
        <text:list-item>
          <text:p text:style-name="P46">[Re]start your LMS and CMS. </text:p>
          <text:p text:style-name="P46"/>
        </text:list-item>
        <text:list-item>
          <text:p text:style-name="P46">Login to studio as staff </text:p>
          <text:p text:style-name="P46"/>
        </text:list-item>
        <text:list-item>
          <text:p text:style-name="P46">Go to "Advanced Settings" in your course </text:p>
          <text:p text:style-name="P46"/>
        </text:list-item>
        <text:list-item>
          <text:p text:style-name="P45"><text:span text:style-name="T11">Add word </text:span><text:span text:style-name="Source_20_Text"><text:span text:style-name="T11">advancedhtml</text:span></text:span><text:span text:style-name="T11"> to list of "Advanced Modules" </text:span></text:p>
          <text:p text:style-name="P45"><text:span text:style-name="T11"/></text:p>
        </text:list-item>
        <text:list-item>
          <text:p text:style-name="P46">Save changes </text:p>
          <text:p text:style-name="P46"/>
        </text:list-item>
        <text:list-item>
          <text:p text:style-name="P44">Advanced HTML component should be present in "Advanced" section in your course. </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Liberation Serif1" svg:font-family="'Liberation Serif'" style:font-adornments="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fo:font-size="12pt" fo:font-weight="bold"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2"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vllika</meta:initial-creator>
    <meta:editing-cycles>22</meta:editing-cycles>
    <meta:creation-date>2018-06-28T00:06:00</meta:creation-date>
    <dc:date>2018-06-28T22:20:27.211511160</dc:date>
    <meta:editing-duration>PT5H8M50S</meta:editing-duration>
    <meta:generator>LibreOffice/6.0.3.2$Linux_X86_64 LibreOffice_project/00m0$Build-2</meta:generator>
    <meta:document-statistic meta:table-count="0" meta:image-count="0" meta:object-count="0" meta:page-count="6" meta:paragraph-count="114" meta:word-count="1531" meta:character-count="8989" meta:non-whitespace-character-count="75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